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E1000000AF02AAB9FA921E93113.png" manifest:media-type="image/png"/>
  <manifest:file-entry manifest:full-path="Pictures/1000020100000320000001074793ABC352F37456.png" manifest:media-type="image/png"/>
  <manifest:file-entry manifest:full-path="Pictures/1000020100000258000000D24D01CC5B084D75C9.png" manifest:media-type="image/png"/>
  <manifest:file-entry manifest:full-path="Pictures/100002010000040000000400C5DE1AF05F00E88C.png" manifest:media-type="image/png"/>
  <manifest:file-entry manifest:full-path="Pictures/1000020100000642000001148DBD14984ABB8C0D.png" manifest:media-type="image/png"/>
  <manifest:file-entry manifest:full-path="Pictures/1000000000000ADA00000573BB45D09038EB2235.jpg" manifest:media-type="image/jpeg"/>
  <manifest:file-entry manifest:full-path="Pictures/100002010000030000000300D60E22C254771352.png" manifest:media-type="image/png"/>
  <manifest:file-entry manifest:full-path="Pictures/10000201000008E0000006A869766063226D81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rotesque Light" svg:font-family="'Grotesque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5S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slow" presentation:duration="PT5S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 smil:type="pushWipe" smil:subtype="fromBottom"/>
    </style:style>
    <style:style style:name="dp4" style:family="drawing-page">
      <style:drawing-page-properties presentation:transition-type="automatic" presentation:transition-speed="slow" presentation:duration="PT5S"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5.453cm, 66.098cm, 1.647cm, 1.62cm)" draw:image-opacity="100%" style:mirror="none"/>
    </style:style>
    <style:style style:name="pr1" style:family="presentation" style:parent-style-name="Titelfoli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Grotesque Light" fo:font-size="28pt" fo:letter-spacing="0.106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rotesque Light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Grotesque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Grotesque Ligh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Grotesque Light" fo:font-size="96pt" fo:letter-spacing="normal" fo:font-style="normal" style:text-underline-style="none" fo:font-weight="bold" style:font-size-asian="96pt" style:font-style-asian="normal" style:font-weight-asian="bold" style:font-size-complex="9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Grotesque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draw:frame draw:name="Grafik 5" draw:style-name="gr1" draw:text-style-name="P1" draw:layer="layout" svg:width="28.14cm" svg:height="4.847cm" svg:x="2.863cm" svg:y="3.4cm">
          <draw:image xlink:href="Pictures/1000020100000642000001148DBD14984ABB8C0D.png" xlink:type="simple" xlink:show="embed" xlink:actuate="onLoad">
            <text:p/>
          </draw:image>
        </draw:frame>
        <draw:custom-shape draw:name="Textfeld 6" draw:style-name="gr2" draw:text-style-name="P3" draw:layer="layout" svg:width="27.365cm" svg:height="1.436cm" svg:x="3.25cm" svg:y="8.248cm">
          <text:p text:style-name="P2"><text:span text:style-name="T1">Jugendarbeit der Friedenskirche Memmin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6">
          <draw:frame draw:name="Grafik 11" draw:style-name="gr1" draw:text-style-name="P1" draw:layer="layout" svg:width="3.493cm" svg:height="3.588cm" svg:x="9.641cm" svg:y="12.222cm">
            <draw:image xlink:href="Pictures/100002010000030000000300D60E22C254771352.png" xlink:type="simple" xlink:show="embed" xlink:actuate="onLoad">
              <text:p/>
            </draw:image>
          </draw:frame>
          <draw:frame draw:name="Grafik 13" draw:style-name="gr1" draw:text-style-name="P1" draw:layer="layout" svg:width="13.326cm" svg:height="10.266cm" svg:x="14.871cm" svg:y="8.882cm">
            <draw:image xlink:href="Pictures/10000201000008E0000006A869766063226D8142.png" xlink:type="simple" xlink:show="embed" xlink:actuate="onLoad">
              <text:p/>
            </draw:image>
          </draw:frame>
          <draw:frame draw:name="Grafik 15" draw:style-name="gr1" draw:text-style-name="P1" draw:layer="layout" svg:width="3.493cm" svg:height="3.588cm" svg:x="14.385cm" svg:y="12.222cm">
            <draw:image xlink:href="Pictures/100002010000040000000400C5DE1AF05F00E88C.png" xlink:type="simple" xlink:show="embed" xlink:actuate="onLoad">
              <text:p/>
            </draw:image>
          </draw:frame>
        </draw:g>
        <draw:line draw:name="Gerader Verbinder 18" draw:style-name="gr3" draw:text-style-name="P1" draw:layer="layout" svg:x1="2.862cm" svg:y1="10.815cm" svg:x2="31.004cm" svg:y2="10.816cm">
          <text:p/>
        </draw:line>
        <anim:par presentation:node-type="timing-root">
          <anim:par smil:begin="id1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folie" presentation:presentation-page-layout-name="AL1T0" xml:id="id2" draw:id="id2">
        <draw:frame draw:name="Grafik 2" draw:style-name="gr1" draw:text-style-name="P1" draw:layer="layout" svg:width="9.999cm" svg:height="1.722cm" svg:x="0.742cm" svg:y="16.61cm">
          <draw:image xlink:href="Pictures/1000020100000642000001148DBD14984ABB8C0D.png" xlink:type="simple" xlink:show="embed" xlink:actuate="onLoad">
            <text:p/>
          </draw:image>
        </draw:frame>
        <draw:custom-shape draw:name="Textfeld 1" draw:style-name="gr2" draw:text-style-name="P3" draw:layer="layout" svg:width="30.426cm" svg:height="10.579cm" svg:x="1.444cm" svg:y="1.811cm">
          <text:p text:style-name="P5"><text:span text:style-name="T2">jeden Freitag</text:span></text:p>
          <text:p text:style-name="P5"><text:span text:style-name="T3">ab 19.30 Uhr</text:span></text:p>
          <text:p text:style-name="P5"><text:span text:style-name="T4"/></text:p>
          <text:p text:style-name="P5"><text:span text:style-name="T2">Friedenskirche Memmingen</text:span></text:p>
          <text:p text:style-name="P5"><text:span text:style-name="T3">Hühnerbergstraße 16</text:span></text:p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" draw:style-name="gr2" draw:text-style-name="P3" draw:layer="layout" svg:width="20.506cm" svg:height="8.377cm" svg:x="15.338cm" svg:y="14.24cm">
          <text:p text:style-name="P6"><text:span text:style-name="T5">//sei dabei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Titelfolie" presentation:presentation-page-layout-name="AL1T0" xml:id="id3" draw:id="id3">
        <draw:frame draw:name="Grafik 2" draw:style-name="gr1" draw:text-style-name="P1" draw:layer="layout" svg:width="9.999cm" svg:height="1.722cm" svg:x="0.742cm" svg:y="16.61cm">
          <draw:image xlink:href="Pictures/1000020100000642000001148DBD14984ABB8C0D.png" xlink:type="simple" xlink:show="embed" xlink:actuate="onLoad">
            <text:p/>
          </draw:image>
        </draw:frame>
        <draw:custom-shape draw:name="Textfeld 6" draw:style-name="gr2" draw:text-style-name="P3" draw:layer="layout" svg:width="33.866cm" svg:height="3.299cm" svg:x="0cm" svg:y="0.767cm">
          <text:p text:style-name="P2"><text:span text:style-name="T6">//bleib up to 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8" draw:style-name="gr1" draw:text-style-name="P1" draw:layer="layout" svg:width="10.849cm" svg:height="3.796cm" svg:x="15.78cm" svg:y="10.539cm">
          <draw:image xlink:href="Pictures/1000020100000258000000D24D01CC5B084D75C9.png" xlink:type="simple" xlink:show="embed" xlink:actuate="onLoad">
            <text:p/>
          </draw:image>
        </draw:frame>
        <draw:frame draw:name="Grafik 10" draw:style-name="gr1" draw:text-style-name="P1" draw:layer="layout" svg:width="10.849cm" svg:height="3.566cm" svg:x="15.78cm" svg:y="6.59cm">
          <draw:image xlink:href="Pictures/1000020100000320000001074793ABC352F37456.png" xlink:type="simple" xlink:show="embed" xlink:actuate="onLoad">
            <text:p/>
          </draw:image>
        </draw:frame>
        <draw:line draw:name="Gerader Verbinder 12" draw:style-name="gr3" draw:text-style-name="P1" draw:layer="layout" svg:x1="4.998cm" svg:y1="4.465cm" svg:x2="28.95cm" svg:y2="4.466cm">
          <text:p/>
        </draw:line>
        <draw:frame draw:name="Grafik 16" draw:style-name="gr5" draw:text-style-name="P1" draw:layer="layout" svg:width="7.878cm" svg:height="7.722cm" svg:x="7.237cm" svg:y="6.677cm">
          <draw:image xlink:href="Pictures/1000000000000E1000000AF02AAB9FA921E9311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rotesque Light" svg:font-family="'Grotesque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ADA00000573BB45D09038EB2235.jpg" xlink:type="simple" xlink:show="embed" xlink:actuate="onLoad"/>
    <draw:fill-image draw:name="msFillBitmap_20_2" draw:display-name="msFillBitmap 2" xlink:href="Pictures/1000000000000ADA00000573BB45D09038EB2235.jpg" xlink:type="simple" xlink:show="embed" xlink:actuate="onLoad"/>
    <draw:fill-image draw:name="msFillBitmap_20_3" draw:display-name="msFillBitmap 3" xlink:href="Pictures/1000000000000ADA00000573BB45D09038EB2235.jpg" xlink:type="simple" xlink:show="embed" xlink:actuate="onLoad"/>
    <draw:fill-image draw:name="msFillBitmap_20_4" draw:display-name="msFillBitmap 4" xlink:href="Pictures/1000000000000ADA00000573BB45D09038EB2235.jpg" xlink:type="simple" xlink:show="embed" xlink:actuate="onLoad"/>
    <draw:fill-image draw:name="msFillBitmap_20_5" draw:display-name="msFillBitmap 5" xlink:href="Pictures/1000000000000ADA00000573BB45D09038EB22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21">21.07.18</text:date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Domenic Amann</meta:initial-creator>
    <dc:creator>Christopher Müller</dc:creator>
    <meta:editing-cycles>13</meta:editing-cycles>
    <meta:creation-date>2018-06-02T22:45:15</meta:creation-date>
    <dc:date>2018-07-21T16:08:00.026647784</dc:date>
    <meta:editing-duration>PT37S</meta:editing-duration>
    <meta:generator>LibreOffice/6.0.5.2$Linux_X86_64 LibreOffice_project/00m0$Build-2</meta:generator>
    <meta:document-statistic meta:object-count="4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